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7cm" style:rel-column-width="1053*"/>
    </style:style>
    <style:style style:name="Tabelle1.B" style:family="table-column">
      <style:table-column-properties style:column-width="12.245cm" style:rel-column-width="6942*"/>
    </style:style>
    <style:style style:name="Tabelle1.C" style:family="table-column">
      <style:table-column-properties style:column-width="1.349cm" style:rel-column-width="765*"/>
    </style:style>
    <style:style style:name="Tabelle1.D" style:family="table-column">
      <style:table-column-properties style:column-width="1.933cm" style:rel-column-width="1096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392cm"/>
    </style:style>
    <style:style style:name="Tabelle7.B" style:family="table-column">
      <style:table-column-properties style:column-width="1.296cm"/>
    </style:style>
    <style:style style:name="Tabelle7.C" style:family="table-column">
      <style:table-column-properties style:column-width="1.961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1b23b" style:font-size-asian="10pt" style:font-size-complex="10pt"/>
    </style:style>
    <style:style style:name="P6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fo:font-weight="bold" officeooo:rsid="0031296f" officeooo:paragraph-rsid="0031296f" style:font-size-asian="8.75pt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fo:font-weight="normal" officeooo:rsid="0031296f" officeooo:paragraph-rsid="0031296f" style:font-size-asian="8.75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10pt" fo:font-weight="normal" officeooo:rsid="00337f8d" officeooo:paragraph-rsid="00337f8d" style:font-size-asian="8.75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fo:font-weight="normal" officeooo:rsid="00165782" officeooo:paragraph-rsid="0031b23b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31b23b" style:font-size-asian="9pt" style:font-size-complex="9pt"/>
    </style:style>
    <style:style style:name="P11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31b23b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Nimbus Sans L" fo:font-size="10pt" officeooo:paragraph-rsid="00337f8d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rsid="00337f8d" officeooo:paragraph-rsid="00337f8d" style:font-size-asian="8.75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rsid="00337f8d" officeooo:paragraph-rsid="00359f89" style:font-size-asian="8.75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officeooo:paragraph-rsid="00337f8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officeooo:rsid="00359f89" officeooo:paragraph-rsid="00359f89" style:font-size-asian="10pt" style:font-weight-asian="bold" style:font-size-complex="10pt" style:font-weight-complex="bold"/>
    </style:style>
    <style:style style:name="P18" style:family="paragraph" style:parent-style-name="Table_20_Heading">
      <style:paragraph-properties fo:text-align="start" style:justify-single-word="false"/>
      <style:text-properties style:font-name="Nimbus Sans L" fo:font-style="normal" officeooo:paragraph-rsid="00337f8d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center" style:justify-single-word="false"/>
      <style:text-properties style:font-name="Nimbus Sans L" fo:font-style="normal" officeooo:paragraph-rsid="00337f8d" style:font-size-asian="10pt" style:font-style-asian="normal" style:font-size-complex="10pt" style:font-style-complex="normal"/>
    </style:style>
    <style:style style:name="P20" style:family="paragraph" style:parent-style-name="Table_20_Heading">
      <style:text-properties style:font-name="Nimbus Sans L" fo:font-style="normal" officeooo:rsid="0018f73d" officeooo:paragraph-rsid="00337f8d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style:font-name="Nimbus Sans L" fo:font-style="normal" officeooo:paragraph-rsid="00337f8d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officeooo:paragraph-rsid="00337f8d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Nimbus Sans L" officeooo:paragraph-rsid="00337f8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337f8d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officeooo:rsid="0033b9f4" officeooo:paragraph-rsid="0033b9f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officeooo:rsid="0033b9f4" officeooo:paragraph-rsid="0033b9f4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Nimbus Sans L" officeooo:rsid="00359f89" officeooo:paragraph-rsid="00359f89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Nimbus Sans L" officeooo:rsid="0033b9f4" officeooo:paragraph-rsid="0033b9f4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officeooo:rsid="0033b9f4" officeooo:paragraph-rsid="0033b9f4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292ce8" officeooo:paragraph-rsid="0031b23b" style:font-size-asian="10pt" style:font-weight-asian="bold" style:font-size-complex="10pt" style:font-weight-complex="bold"/>
    </style:style>
    <style:style style:name="P31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3a276c" officeooo:paragraph-rsid="0031b23b" style:font-size-asian="10pt" style:font-weight-asian="bold" style:font-size-complex="10pt" style:font-weight-complex="bold"/>
    </style:style>
    <style:style style:name="P32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3ad23f" officeooo:paragraph-rsid="0031b23b" style:font-size-asian="10pt" style:font-weight-asian="bold" style:font-size-complex="10pt" style:font-weight-complex="bold"/>
    </style:style>
    <style:style style:name="T1" style:family="text">
      <style:text-properties officeooo:rsid="002db9e7"/>
    </style:style>
    <style:style style:name="T2" style:family="text">
      <style:text-properties officeooo:rsid="0030a3f8"/>
    </style:style>
    <style:style style:name="T3" style:family="text">
      <style:text-properties officeooo:rsid="00359f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4">Arktisstr. 1</text:p>
      <text:p text:style-name="P4">9999 <text:s/>Irgendwo<text:line-break/>Telefon<text:tab/>: <text:s/>099 999 99 99</text:p>
      <text:p text:style-name="P2"/>
      <text:p text:style-name="P2"/>
      <text:p text:style-name="P2"/>
      <text:p text:style-name="P2"/>
      <text:p text:style-name="P2"/>
      <text:p text:style-name="P3">Rechnung<text:span text:style-name="T1"> für Mahnungsgebühren und Zinsen</text:span></text:p>
      <text:p text:style-name="P2"/>
      <text:p text:style-name="P2"/>
      <text:p text:style-name="P6">Rechnungsnummer: <text:s/>&lt;%invnumber%&gt;<text:tab/>Rechnungsdatum: &lt;%invdate%&gt;</text:p>
      <text:p text:style-name="P6"/>
      <text:p text:style-name="P7">Rechnungsadresse</text:p>
      <text:p text:style-name="P30">&lt;%name%&gt;</text:p>
      <text:p text:style-name="P31">&lt;%if department_1%&gt;&lt;%department_1%&gt;</text:p>
      <text:p text:style-name="P31">&lt;%end%&gt;&lt;%if contact%&gt;&lt;%contact%&gt;</text:p>
      <text:p text:style-name="P31">&lt;%end%&gt;&lt;%street%&gt;</text:p>
      <text:p text:style-name="P32">&lt;%if country%&gt;&lt;%country%&gt; - &lt;%end%&gt;&lt;%zipcode%&gt; &lt;%city%&gt;</text:p>
      <text:p text:style-name="P5"/>
      <text:p text:style-name="P10"><text:span text:style-name="T2">Kunden</text:span>nummer: <text:span text:style-name="T2">&lt;%customernumber%&gt;</text:span></text:p>
      <text:p text:style-name="P11">&lt;%if cp_name%&gt;AnsprechpartnerIn: &lt;%cp_givenname%&gt; &lt;%cp_name%&gt;</text:p>
      <text:p text:style-name="P9">&lt;%end%&gt;</text:p>
      <text:p text:style-name="P9"/>
      <text:p text:style-name="P8">Für beiliegende Mahnung verrechnen wir folgende Gebühren und Zinsen:</text:p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18">Artikel-Nr</text:p>
            </table:table-cell>
            <table:table-cell table:style-name="Tabelle1.A1" office:value-type="string">
              <text:p text:style-name="P18">Beschreibung</text:p>
            </table:table-cell>
            <table:table-cell table:style-name="Tabelle1.A1" office:value-type="string">
              <text:p text:style-name="P21"/>
            </table:table-cell>
            <table:table-cell table:style-name="Tabelle1.D1" office:value-type="string">
              <text:p text:style-name="P21">Summe</text:p>
            </table:table-cell>
          </table:table-row>
        </table:table-header-rows>
        <table:table-row>
          <table:table-cell table:style-name="Tabelle1.A2" office:value-type="string">
            <text:p text:style-name="P25">M1</text:p>
          </table:table-cell>
          <table:table-cell table:style-name="Tabelle1.B2" office:value-type="string">
            <text:p text:style-name="P28">Mahngebühren</text:p>
          </table:table-cell>
          <table:table-cell table:style-name="Tabelle1.C2" office:value-type="string">
            <text:p text:style-name="P26">CHF</text:p>
          </table:table-cell>
          <table:table-cell table:style-name="Tabelle1.D2" office:value-type="string">
            <text:p text:style-name="P27">&lt;%fee%&gt;</text:p>
          </table:table-cell>
        </table:table-row>
        <table:table-row>
          <table:table-cell table:style-name="Tabelle1.A3" office:value-type="string">
            <text:p text:style-name="P25">Z1</text:p>
          </table:table-cell>
          <table:table-cell table:style-name="Tabelle1.B3" office:value-type="string">
            <text:p text:style-name="P25">Zinsen</text:p>
          </table:table-cell>
          <table:table-cell table:style-name="Tabelle1.C3" office:value-type="string">
            <text:p text:style-name="P26">CHF</text:p>
          </table:table-cell>
          <table:table-cell table:style-name="Tabelle1.D3" office:value-type="string">
            <text:p text:style-name="P27">&lt;%interest%&gt;</text:p>
          </table:table-cell>
        </table:table-row>
      </table:table>
      <text:p text:style-name="P13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6"><text:span text:style-name="T3">Total</text:span>:</text:p>
          </table:table-cell>
          <table:table-cell table:style-name="Tabelle7.A1" office:value-type="string">
            <text:p text:style-name="P29">CHF</text:p>
          </table:table-cell>
          <table:table-cell table:style-name="Tabelle7.C1" office:value-type="string">
            <text:p text:style-name="P17">&lt;%invamount%&gt;</text:p>
          </table:table-cell>
        </table:table-row>
      </table:table>
      <text:p text:style-name="P14"/>
      <text:p text:style-name="P14"/>
      <text:p text:style-name="P14"/>
      <text:p text:style-name="P14"><text:tab/>Mit freundlichen Grüssen</text:p>
      <text:p text:style-name="P14"/>
      <text:p text:style-name="P15"><text:tab/><text:span text:style-name="T3">&lt;%employee_name%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initial-creator>Moritz Bunkus</meta:initial-creator>
    <meta:creation-date>2006-01-20T13:23:02</meta:creation-date>
    <dc:date>2017-04-11T09:53:58.428222700</dc:date>
    <dc:language>de-DE</dc:language>
    <meta:editing-cycles>164</meta:editing-cycles>
    <meta:editing-duration>P1DT5H17M56S</meta:editing-duration>
    <meta:document-statistic meta:table-count="2" meta:image-count="1" meta:object-count="0" meta:page-count="1" meta:paragraph-count="32" meta:word-count="74" meta:character-count="704" meta:non-whitespace-character-count="648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